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table-properties style:width="3.0014in" fo:margin-left="1.0993in" table:align="left" style:writing-mode="lr-tb"/>
    </style:style>
    <style:style style:name="Table1.A" style:family="table-column">
      <style:table-column-properties style:column-width="0.7465in"/>
    </style:style>
    <style:style style:name="Table1.B" style:family="table-column">
      <style:table-column-properties style:column-width="2.2549in"/>
    </style:style>
    <style:style style:name="Table1.A1" style:family="table-cell">
      <style:table-cell-properties style:writing-mode="page"/>
    </style:style>
    <style:style style:name="Table3" style:family="table">
      <style:table-properties style:width="3.8736in" fo:margin-left="1.0993in" table:align="left" style:writing-mode="lr-tb"/>
    </style:style>
    <style:style style:name="Table3.A" style:family="table-column">
      <style:table-column-properties style:column-width="0.8139in"/>
    </style:style>
    <style:style style:name="Table3.B" style:family="table-column">
      <style:table-column-properties style:column-width="1.4389in"/>
    </style:style>
    <style:style style:name="Table3.C" style:family="table-column">
      <style:table-column-properties style:column-width="1.6208in"/>
    </style:style>
    <style:style style:name="Table3.A1" style:family="table-cell">
      <style:table-cell-properties fo:padding="0in" fo:border="none" style:writing-mode="page"/>
    </style:style>
    <style:style style:name="Table2" style:family="table">
      <style:table-properties style:width="3.9389in" fo:margin-left="1.0993in" table:align="left" style:writing-mode="lr-tb"/>
    </style:style>
    <style:style style:name="Table2.A" style:family="table-column">
      <style:table-column-properties style:column-width="0.6903in"/>
    </style:style>
    <style:style style:name="Table2.B" style:family="table-column">
      <style:table-column-properties style:column-width="1.4972in"/>
    </style:style>
    <style:style style:name="Table2.C" style:family="table-column">
      <style:table-column-properties style:column-width="1.7514in"/>
    </style:style>
    <style:style style:name="Table2.A1" style:family="table-cell">
      <style:table-cell-properties fo:padding="0in" fo:border="none" style:writing-mode="page"/>
    </style:style>
    <style:style style:name="Table4" style:family="table">
      <style:table-properties style:width="3.75in" fo:margin-left="0.9868in" table:align="left" style:writing-mode="lr-tb"/>
    </style:style>
    <style:style style:name="Table4.A" style:family="table-column">
      <style:table-column-properties style:column-width="0.9375in"/>
    </style:style>
    <style:style style:name="Table4.B" style:family="table-column">
      <style:table-column-properties style:column-width="1.1847in"/>
    </style:style>
    <style:style style:name="Table4.C" style:family="table-column">
      <style:table-column-properties style:column-width="1.6278in"/>
    </style:style>
    <style:style style:name="Table4.A1" style:family="table-cell">
      <style:table-cell-properties fo:padding="0in" fo:border="none" style:writing-mode="page"/>
    </style:style>
    <style:style style:name="Table5" style:family="table">
      <style:table-properties style:width="7.5389in" fo:margin-left="1.3576in" table:align="left" style:writing-mode="lr-tb"/>
    </style:style>
    <style:style style:name="Table5.A" style:family="table-column">
      <style:table-column-properties style:column-width="0.8917in"/>
    </style:style>
    <style:style style:name="Table5.B" style:family="table-column">
      <style:table-column-properties style:column-width="3.5222in"/>
    </style:style>
    <style:style style:name="Table5.C" style:family="table-column">
      <style:table-column-properties style:column-width="3.125in"/>
    </style:style>
    <style:style style:name="Table5.A1" style:family="table-cell">
      <style:table-cell-properties style:writing-mode="page"/>
    </style:style>
    <style:style style:name="Table5.7" style:family="table-row">
      <style:table-row-properties style:min-row-height="0.3806in"/>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Contents_20_1">
      <style:paragraph-properties>
        <style:tab-stops>
          <style:tab-stop style:position="10.8984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10.8984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10.8984in" style:type="right" style:leader-style="dotted" style:leader-text="."/>
        </style:tab-stops>
      </style:paragraph-properties>
    </style:style>
    <style:style style:name="P5" style:family="paragraph" style:parent-style-name="List_20_Paragraph">
      <style:paragraph-properties fo:margin-left="0.9in" fo:margin-right="0in" fo:text-indent="0in" style:auto-text-indent="false"/>
      <style:text-properties fo:color="#ff0000"/>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List_20_Paragraph">
      <style:text-properties officeooo:rsid="0023d003"/>
    </style:style>
    <style:style style:name="P8" style:family="paragraph" style:parent-style-name="List_20_Paragraph">
      <style:text-properties officeooo:rsid="0023d003" officeooo:paragraph-rsid="0023d003"/>
    </style:style>
    <style:style style:name="P9" style:family="paragraph" style:parent-style-name="List_20_Paragraph">
      <style:text-properties style:use-window-font-color="true" officeooo:paragraph-rsid="002bad20" fo:background-color="transparent"/>
    </style:style>
    <style:style style:name="P10" style:family="paragraph" style:parent-style-name="List_20_Paragraph">
      <style:paragraph-properties fo:text-align="justify" style:justify-single-word="false"/>
      <style:text-properties style:use-window-font-color="true" style:font-name="Calibiri" fo:font-size="11pt" officeooo:rsid="002bad20" officeooo:paragraph-rsid="002bad20" fo:background-color="transparent" style:font-size-asian="11pt" style:font-size-complex="11pt"/>
    </style:style>
    <style:style style:name="P11" style:family="paragraph" style:parent-style-name="List_20_Paragraph">
      <style:text-properties fo:color="#ff0000"/>
    </style:style>
    <style:style style:name="P12" style:family="paragraph" style:parent-style-name="List_20_Paragraph">
      <style:text-properties fo:color="#ff0000" officeooo:rsid="00428ee4"/>
    </style:style>
    <style:style style:name="P13" style:family="paragraph" style:parent-style-name="List_20_Paragraph">
      <style:text-properties officeooo:paragraph-rsid="0040ebb5"/>
    </style:style>
    <style:style style:name="P14" style:family="paragraph" style:parent-style-name="List_20_Paragraph">
      <style:paragraph-properties fo:margin-left="0in" fo:margin-right="0in" fo:text-indent="0in" style:auto-text-indent="false"/>
      <style:text-properties fo:color="#ff0000" officeooo:paragraph-rsid="002b67af"/>
    </style:style>
    <style:style style:name="P15" style:family="paragraph" style:parent-style-name="Standard">
      <style:paragraph-properties fo:margin-left="0in" fo:margin-right="0in" fo:text-indent="0in" style:auto-text-indent="false"/>
      <style:text-properties fo:color="#ff0000" officeooo:paragraph-rsid="004241bb"/>
    </style:style>
    <style:style style:name="P16"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style:font-size-asian="11pt" style:font-style-asian="normal" style:font-weight-asian="normal" style:font-size-complex="11pt" style:text-emphasize="none"/>
    </style:style>
    <style:style style:name="P17"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18"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060e1" fo:background-color="transparent" style:font-size-asian="11pt" style:font-style-asian="normal" style:font-weight-asian="normal" style:font-size-complex="11pt" style:text-emphasize="none"/>
    </style:style>
    <style:style style:name="P19"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4241bb" fo:background-color="transparent" style:font-size-asian="11pt" style:font-style-asian="normal" style:font-weight-asian="normal" style:font-size-complex="11pt" style:text-emphasize="none"/>
    </style:style>
    <style:style style:name="P20"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4241bb" officeooo:paragraph-rsid="004241bb" fo:background-color="transparent" style:font-size-asian="11pt" style:font-style-asian="normal" style:font-weight-asian="normal" style:font-size-complex="11pt" style:text-emphasize="none"/>
    </style:style>
    <style:style style:name="P21"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1bd766"/>
    </style:style>
    <style:style style:name="P22" style:family="paragraph" style:parent-style-name="Standard" style:master-page-name="">
      <loext:graphic-properties draw:fill="none"/>
      <style:paragraph-properties fo:margin-left="0.4366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23"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200a87"/>
    </style:style>
    <style:style style:name="P24"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1bd766"/>
    </style:style>
    <style:style style:name="P25"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26"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rsid="00200a87" officeooo:paragraph-rsid="00200a87"/>
    </style:style>
    <style:style style:name="P27"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style>
    <style:style style:name="P28" style:family="paragraph" style:parent-style-name="Table_20_Contents">
      <style:text-properties officeooo:rsid="002ba4eb" officeooo:paragraph-rsid="002ba4eb"/>
    </style:style>
    <style:style style:name="P29" style:family="paragraph" style:parent-style-name="Table_20_Contents">
      <style:text-properties officeooo:rsid="002ba4eb" officeooo:paragraph-rsid="00317ecc"/>
    </style:style>
    <style:style style:name="P30" style:family="paragraph" style:parent-style-name="Table_20_Contents">
      <style:text-properties officeooo:rsid="002ba4eb" officeooo:paragraph-rsid="004241bb"/>
    </style:style>
    <style:style style:name="P31" style:family="paragraph" style:parent-style-name="Table_20_Contents">
      <style:text-properties fo:font-weight="bold" officeooo:rsid="002ba4eb" officeooo:paragraph-rsid="002ba4eb" style:font-weight-asian="bold" style:font-weight-complex="bold"/>
    </style:style>
    <style:style style:name="P32" style:family="paragraph" style:parent-style-name="Table_20_Contents">
      <style:text-properties fo:font-weight="bold" officeooo:rsid="002ba4eb" officeooo:paragraph-rsid="00317ecc" style:font-weight-asian="bold" style:font-weight-complex="bold"/>
    </style:style>
    <style:style style:name="P33" style:family="paragraph" style:parent-style-name="Table_20_Contents">
      <style:text-properties fo:font-weight="bold" officeooo:rsid="002ba4eb" officeooo:paragraph-rsid="004241bb" style:font-weight-asian="bold" style:font-weight-complex="bold"/>
    </style:style>
    <style:style style:name="P34"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2ba4eb" style:font-weight-asian="bold" style:font-weight-complex="bold"/>
    </style:style>
    <style:style style:name="P35"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317ecc" style:font-weight-asian="bold" style:font-weight-complex="bold"/>
    </style:style>
    <style:style style:name="P36"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317ecc" officeooo:paragraph-rsid="00317ecc" style:font-weight-asian="bold" style:font-weight-complex="bold"/>
    </style:style>
    <style:style style:name="P37"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4241bb" officeooo:paragraph-rsid="004241bb" style:font-weight-asian="bold" style:font-weight-complex="bold"/>
    </style:style>
    <style:style style:name="P38"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officeooo:paragraph-rsid="004241bb"/>
    </style:style>
    <style:style style:name="P39"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ab-stops>
          <style:tab-stop style:position="0.6638in"/>
        </style:tab-stops>
      </style:paragraph-properties>
      <style:text-properties fo:color="#ff0000" officeooo:paragraph-rsid="003e1b53"/>
    </style:style>
    <style:style style:name="P40"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41" style:family="paragraph" style:parent-style-name="Standard" style:master-page-name="">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officeooo:paragraph-rsid="003e1b53"/>
    </style:style>
    <style:style style:name="P42"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2bad20" officeooo:paragraph-rsid="003e1b53" fo:background-color="transparent" style:font-size-asian="11pt" style:font-size-complex="11pt"/>
    </style:style>
    <style:style style:name="P43"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44"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4241bb" fo:background-color="transparent" style:font-size-asian="11pt" style:font-size-complex="11pt"/>
    </style:style>
    <style:style style:name="P45" style:family="paragraph" style:parent-style-name="Heading_20_1" style:list-style-name="WWNum3"/>
    <style:style style:name="P46" style:family="paragraph" style:parent-style-name="Heading_20_1" style:list-style-name="WWNum3">
      <style:text-properties officeooo:paragraph-rsid="00317ecc"/>
    </style:style>
    <style:style style:name="P47" style:family="paragraph" style:parent-style-name="Heading_20_1">
      <style:text-properties officeooo:rsid="00466883" officeooo:paragraph-rsid="00466883"/>
    </style:style>
    <style:style style:name="P48" style:family="paragraph" style:parent-style-name="Heading_20_1" style:list-style-name="">
      <style:paragraph-properties fo:margin-left="0in" fo:margin-right="0in" fo:text-indent="0in" style:auto-text-indent="false"/>
    </style:style>
    <style:style style:name="P49" style:family="paragraph" style:parent-style-name="Heading_20_2" style:list-style-name="WWNum3"/>
    <style:style style:name="P50" style:family="paragraph" style:parent-style-name="Heading_20_2" style:list-style-name="WWNum3">
      <style:text-properties officeooo:paragraph-rsid="001bd766"/>
    </style:style>
    <style:style style:name="P51" style:family="paragraph" style:parent-style-name="Heading_20_2" style:list-style-name="WWNum3" style:master-page-name="">
      <loext:graphic-properties draw:fill="none"/>
      <style:paragraph-properties fo:margin-left="0.3752in" fo:margin-right="0.1252in" fo:margin-top="0.139in" fo:margin-bottom="0in" loext:contextual-spacing="false" fo:line-height="115%" fo:text-align="start" style:justify-single-word="false" fo:keep-together="always" fo:orphans="2" fo:widows="2" fo:text-indent="-0.3752in" style:auto-text-indent="false" style:page-number="auto" fo:background-color="transparent" fo:keep-with-next="always" style:writing-mode="lr-tb"/>
    </style:style>
    <style:style style:name="P52" style:family="paragraph" style:parent-style-name="List_20_Paragraph" style:list-style-name="WWNum5"/>
    <style:style style:name="P53" style:family="paragraph" style:parent-style-name="List_20_Paragraph" style:list-style-name="WWNum5">
      <style:text-properties officeooo:paragraph-rsid="002e7470"/>
    </style:style>
    <style:style style:name="P54" style:family="paragraph" style:parent-style-name="List_20_Paragraph">
      <style:text-properties fo:color="#ff0000"/>
    </style:style>
    <style:style style:name="P55" style:family="paragraph" style:parent-style-name="List_20_Paragraph" style:list-style-name="WWNum5">
      <style:text-properties fo:color="#ff0000"/>
    </style:style>
    <style:style style:name="P56" style:family="paragraph" style:parent-style-name="List_20_Paragraph" style:list-style-name="WWNum5">
      <style:text-properties fo:color="#ff0000" officeooo:paragraph-rsid="002bad20"/>
    </style:style>
    <style:style style:name="P57" style:family="paragraph" style:parent-style-name="List_20_Paragraph" style:list-style-name="WWNum5">
      <style:text-properties fo:color="#ff0000" officeooo:paragraph-rsid="002b67af"/>
    </style:style>
    <style:style style:name="P58" style:family="paragraph" style:parent-style-name="List_20_Paragraph">
      <style:text-properties style:use-window-font-color="true" style:font-name="Calibiri" fo:font-size="11pt" officeooo:rsid="0032bfa2" officeooo:paragraph-rsid="002b67af" fo:background-color="transparent" style:font-size-asian="11pt" style:font-size-complex="11pt"/>
    </style:style>
    <style:style style:name="P59"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3e1b53" officeooo:paragraph-rsid="003e1b53" fo:background-color="transparent" style:font-size-asian="11pt" style:font-size-complex="11pt"/>
    </style:style>
    <style:style style:name="P60" style:family="paragraph" style:parent-style-name="List_20_Paragraph">
      <loext:graphic-properties draw:fill="none"/>
      <style:paragraph-properties fo:margin-left="0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42941b" officeooo:paragraph-rsid="0042941b" fo:background-color="transparent" style:font-size-asian="11pt" style:font-style-asian="normal" style:font-weight-asian="normal" style:font-size-complex="11pt" style:text-emphasize="none"/>
    </style:style>
    <style:style style:name="P61" style:family="paragraph" style:parent-style-name="List_20_Paragraph">
      <style:paragraph-properties fo:margin-left="0.9in" fo:margin-right="0in" fo:text-indent="0in" style:auto-text-indent="false"/>
      <style:text-properties fo:color="#ff0000"/>
    </style:style>
    <style:style style:name="P62" style:family="paragraph" style:parent-style-name="Standard" style:master-page-name="Standard">
      <style:paragraph-properties fo:text-align="center" style:justify-single-word="false" style:page-number="auto"/>
    </style:style>
    <style:style style:name="P63" style:family="paragraph" style:parent-style-name="Standard">
      <style:text-properties officeooo:paragraph-rsid="0047f017"/>
    </style:style>
    <style:style style:name="P64"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65" style:family="paragraph" style:parent-style-name="Table_20_Contents">
      <style:text-properties officeooo:rsid="004910a2" officeooo:paragraph-rsid="004910a2"/>
    </style:style>
    <style:style style:name="P66" style:family="paragraph" style:parent-style-name="Table_20_Contents">
      <style:text-properties officeooo:rsid="004a290d" officeooo:paragraph-rsid="004a290d"/>
    </style:style>
    <style:style style:name="P67" style:family="paragraph" style:parent-style-name="Table_20_Contents">
      <style:text-properties officeooo:paragraph-rsid="004bdf8f"/>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text-properties fo:font-weight="bold" officeooo:rsid="004910a2" officeooo:paragraph-rsid="004910a2" style:font-weight-asian="bold" style:font-weight-complex="bold"/>
    </style:style>
    <style:style style:name="P70" style:family="paragraph" style:parent-style-name="Text_20_body">
      <style:text-properties fo:font-weight="bold" style:font-weight-asian="bold" style:font-weight-complex="bold"/>
    </style:style>
    <style:style style:name="P71" style:family="paragraph">
      <loext:graphic-properties draw:fill="solid" draw:fill-color="#ffffff"/>
      <style:paragraph-properties fo:text-align="center"/>
      <style:text-properties fo:font-size="18pt"/>
    </style:style>
    <style:style style:name="T1" style:family="text">
      <style:text-properties style:font-name="Cambria"/>
    </style:style>
    <style:style style:name="T2" style:family="text">
      <style:text-properties fo:font-size="18pt" style:font-size-asian="18pt" style:font-size-complex="18pt"/>
    </style:style>
    <style:style style:name="T3" style:family="text">
      <style:text-properties fo:font-size="18pt" officeooo:rsid="001bb4f2" style:font-size-asian="18pt" style:font-size-complex="18pt"/>
    </style:style>
    <style:style style:name="T4" style:family="text">
      <style:text-properties fo:letter-spacing="0.0035in" style:letter-kerning="true"/>
    </style:style>
    <style:style style:name="T5" style:family="text">
      <style:text-properties text:display="true"/>
    </style:style>
    <style:style style:name="T6" style:family="text">
      <style:text-properties style:language-asian="en" style:country-asian="GB"/>
    </style:style>
    <style:style style:name="T7" style:family="text">
      <style:text-properties fo:color="#ff0000" style:font-name="Courier New1" fo:font-size="6pt" style:font-size-asian="6pt" style:font-name-complex="Courier New2" style:font-size-complex="6pt"/>
    </style:style>
    <style:style style:name="T8" style:family="text">
      <style:text-properties officeooo:rsid="001bd766"/>
    </style:style>
    <style:style style:name="T9" style:family="text">
      <style:text-properties officeooo:rsid="001c90f8"/>
    </style:style>
    <style:style style:name="T10" style:family="text">
      <style:text-properties officeooo:rsid="001e71d6"/>
    </style:style>
    <style:style style:name="T11" style:family="text">
      <style:text-properties officeooo:rsid="001f018c"/>
    </style:style>
    <style:style style:name="T12" style:family="text">
      <style:text-properties officeooo:rsid="001f34da"/>
    </style:style>
    <style:style style:name="T13" style:family="text">
      <style:text-properties officeooo:rsid="00200a87"/>
    </style:style>
    <style:style style:name="T14" style:family="text">
      <style:text-properties officeooo:rsid="00296992"/>
    </style:style>
    <style:style style:name="T15" style:family="text">
      <style:text-properties style:use-window-font-color="true" officeooo:rsid="002bad20" fo:background-color="transparent" loext:char-shading-value="0"/>
    </style:style>
    <style:style style:name="T16" style:family="text">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loext:char-shading-value="0" style:font-size-asian="11pt" style:font-style-asian="normal" style:font-weight-asian="normal" style:font-size-complex="11pt" style:text-emphasize="none"/>
    </style:style>
    <style:style style:name="T17" style:family="text">
      <style:text-properties style:use-window-font-color="true" style:font-name="Calibiri" fo:font-size="11pt" officeooo:rsid="002bad20" fo:background-color="transparent" loext:char-shading-value="0" style:font-size-asian="11pt" style:font-size-complex="11pt"/>
    </style:style>
    <style:style style:name="T18" style:family="text">
      <style:text-properties style:use-window-font-color="true" style:font-name="Calibiri" fo:font-size="11pt" officeooo:rsid="0032bfa2" fo:background-color="transparent" loext:char-shading-value="0" style:font-size-asian="11pt" style:font-size-complex="11pt"/>
    </style:style>
    <style:style style:name="T19" style:family="text">
      <style:text-properties style:use-window-font-color="true" style:font-name="Calibiri" fo:font-size="11pt" officeooo:rsid="003e1b53" fo:background-color="transparent" loext:char-shading-value="0" style:font-size-asian="11pt" style:font-size-complex="11pt"/>
    </style:style>
    <style:style style:name="T20" style:family="text">
      <style:text-properties officeooo:rsid="00317ecc"/>
    </style:style>
    <style:style style:name="T21" style:family="text">
      <style:text-properties officeooo:rsid="0032bfa2"/>
    </style:style>
    <style:style style:name="T22" style:family="text">
      <style:text-properties officeooo:rsid="003532d1"/>
    </style:style>
    <style:style style:name="T23" style:family="text">
      <style:text-properties officeooo:rsid="0036ad6f"/>
    </style:style>
    <style:style style:name="T24" style:family="text">
      <style:text-properties officeooo:rsid="0038283e"/>
    </style:style>
    <style:style style:name="T25" style:family="text">
      <style:text-properties officeooo:rsid="003b22c6"/>
    </style:style>
    <style:style style:name="T26" style:family="text">
      <style:text-properties officeooo:rsid="003e1b53"/>
    </style:style>
    <style:style style:name="T27" style:family="text">
      <style:text-properties officeooo:rsid="003f5bb3"/>
    </style:style>
    <style:style style:name="T28" style:family="text">
      <style:text-properties officeooo:rsid="0040ebb5"/>
    </style:style>
    <style:style style:name="T29" style:family="text">
      <style:text-properties officeooo:rsid="00411ba4"/>
    </style:style>
    <style:style style:name="T30" style:family="text">
      <style:text-properties fo:font-weight="bold" officeooo:rsid="002ba4eb" style:font-weight-asian="bold" style:font-weight-complex="bold"/>
    </style:style>
    <style:style style:name="T31" style:family="text">
      <style:text-properties fo:font-weight="bold" officeooo:rsid="004241bb" style:font-weight-asian="bold" style:font-weight-complex="bold"/>
    </style:style>
    <style:style style:name="T32" style:family="text">
      <style:text-properties officeooo:rsid="0042941b"/>
    </style:style>
    <style:style style:name="T33" style:family="text">
      <style:text-properties officeooo:rsid="00466883"/>
    </style:style>
    <style:style style:name="T34" style:family="text">
      <style:text-properties officeooo:rsid="0047f017"/>
    </style:style>
    <style:style style:name="T35" style:family="text">
      <style:text-properties officeooo:rsid="004910a2"/>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in" fo:margin-bottom="0.018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2">6CS005 Learning Journal - Semester 1 20</text:span><text:span text:style-name="T3">20</text:span><text:span text:style-name="T2">/2</text:span><text:span text:style-name="T3">1</text:span></text:p>
      <text:p text:style-name="P6">Put your name and student number her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48" text:outline-level="1"><text:bookmark-start text:name="_Toc20306348"/><text:span text:style-name="Title_20_Char">Table of Contents</text:span><text:bookmark-end text:name="_Toc20306348"/></text:h>
          </text:index-title>
          <text:p text:style-name="P2"><text:a xlink:type="simple" xlink:href="#_Toc20306348" text:style-name="Index_20_Link" text:visited-style-name="Index_20_Link"><text:span text:style-name="T4">Table of Contents</text:span></text:a><text:a xlink:type="simple" xlink:href="#_Toc20306348" text:style-name="Index_20_Link" text:visited-style-name="Index_20_Link"><text:span text:style-name="T5"><text:tab/>1</text:span></text:a></text:p>
          <text:p text:style-name="P3"><text:a xlink:type="simple" xlink:href="#_Toc20306349" text:style-name="Index_20_Link" text:visited-style-name="Index_20_Link">1</text:a><text:a xlink:type="simple" xlink:href="#_Toc20306349" text:style-name="Index_20_Link" text:visited-style-name="Index_20_Link"><text:span text:style-name="T6"><text:tab/></text:span></text:a><text:a xlink:type="simple" xlink:href="#_Toc20306349" text:style-name="Index_20_Link" text:visited-style-name="Index_20_Link">Parallel and Distributed Systems</text:a><text:a xlink:type="simple" xlink:href="#_Toc20306349" text:style-name="Index_20_Link" text:visited-style-name="Index_20_Link"><text:span text:style-name="T5"><text:tab/>2</text:span></text:a></text:p>
          <text:p text:style-name="P4"><text:a xlink:type="simple" xlink:href="#_Toc20306350" text:style-name="Index_20_Link" text:visited-style-name="Index_20_Link">1.1</text:a><text:a xlink:type="simple" xlink:href="#_Toc20306350" text:style-name="Index_20_Link" text:visited-style-name="Index_20_Link"><text:span text:style-name="T6"><text:tab/></text:span></text:a><text:a xlink:type="simple" xlink:href="#_Toc20306350" text:style-name="Index_20_Link" text:visited-style-name="Index_20_Link">Answer of First Question</text:a><text:a xlink:type="simple" xlink:href="#_Toc20306350" text:style-name="Index_20_Link" text:visited-style-name="Index_20_Link"><text:span text:style-name="T5"><text:tab/>2</text:span></text:a></text:p>
          <text:p text:style-name="P4"><text:a xlink:type="simple" xlink:href="#_Toc20306351" text:style-name="Index_20_Link" text:visited-style-name="Index_20_Link">1.2</text:a><text:a xlink:type="simple" xlink:href="#_Toc20306351" text:style-name="Index_20_Link" text:visited-style-name="Index_20_Link"><text:span text:style-name="T6"><text:tab/></text:span></text:a><text:a xlink:type="simple" xlink:href="#_Toc20306351" text:style-name="Index_20_Link" text:visited-style-name="Index_20_Link">Answer of Second Question</text:a><text:a xlink:type="simple" xlink:href="#_Toc20306351" text:style-name="Index_20_Link" text:visited-style-name="Index_20_Link"><text:span text:style-name="T5"><text:tab/>2</text:span></text:a></text:p>
          <text:p text:style-name="P4"><text:a xlink:type="simple" xlink:href="#_Toc20306352" text:style-name="Index_20_Link" text:visited-style-name="Index_20_Link">1.3</text:a><text:a xlink:type="simple" xlink:href="#_Toc20306352" text:style-name="Index_20_Link" text:visited-style-name="Index_20_Link"><text:span text:style-name="T6"><text:tab/></text:span></text:a><text:a xlink:type="simple" xlink:href="#_Toc20306352" text:style-name="Index_20_Link" text:visited-style-name="Index_20_Link">Answer of Third Question</text:a><text:a xlink:type="simple" xlink:href="#_Toc20306352" text:style-name="Index_20_Link" text:visited-style-name="Index_20_Link"><text:span text:style-name="T5"><text:tab/>2</text:span></text:a></text:p>
          <text:p text:style-name="P4"><text:a xlink:type="simple" xlink:href="#_Toc20306353" text:style-name="Index_20_Link" text:visited-style-name="Index_20_Link">1.4</text:a><text:a xlink:type="simple" xlink:href="#_Toc20306353" text:style-name="Index_20_Link" text:visited-style-name="Index_20_Link"><text:span text:style-name="T6"><text:tab/></text:span></text:a><text:a xlink:type="simple" xlink:href="#_Toc20306353" text:style-name="Index_20_Link" text:visited-style-name="Index_20_Link">Answer of Fourth Question</text:a><text:a xlink:type="simple" xlink:href="#_Toc20306353" text:style-name="Index_20_Link" text:visited-style-name="Index_20_Link"><text:span text:style-name="T5"><text:tab/>2</text:span></text:a></text:p>
          <text:p text:style-name="P4"><text:a xlink:type="simple" xlink:href="#_Toc20306354" text:style-name="Index_20_Link" text:visited-style-name="Index_20_Link">1.5</text:a><text:a xlink:type="simple" xlink:href="#_Toc20306354" text:style-name="Index_20_Link" text:visited-style-name="Index_20_Link"><text:span text:style-name="T6"><text:tab/></text:span></text:a><text:a xlink:type="simple" xlink:href="#_Toc20306354" text:style-name="Index_20_Link" text:visited-style-name="Index_20_Link">Answer of Fifth Question</text:a><text:a xlink:type="simple" xlink:href="#_Toc20306354" text:style-name="Index_20_Link" text:visited-style-name="Index_20_Link"><text:span text:style-name="T5"><text:tab/>2</text:span></text:a></text:p>
          <text:p text:style-name="P4"><text:a xlink:type="simple" xlink:href="#_Toc20306355" text:style-name="Index_20_Link" text:visited-style-name="Index_20_Link">1.6</text:a><text:a xlink:type="simple" xlink:href="#_Toc20306355" text:style-name="Index_20_Link" text:visited-style-name="Index_20_Link"><text:span text:style-name="T6"><text:tab/></text:span></text:a><text:a xlink:type="simple" xlink:href="#_Toc20306355" text:style-name="Index_20_Link" text:visited-style-name="Index_20_Link">Answer of Sixth Question</text:a><text:a xlink:type="simple" xlink:href="#_Toc20306355" text:style-name="Index_20_Link" text:visited-style-name="Index_20_Link"><text:span text:style-name="T5"><text:tab/>2</text:span></text:a></text:p>
          <text:p text:style-name="P3"><text:a xlink:type="simple" xlink:href="#_Toc20306356" text:style-name="Index_20_Link" text:visited-style-name="Index_20_Link">2</text:a><text:a xlink:type="simple" xlink:href="#_Toc20306356" text:style-name="Index_20_Link" text:visited-style-name="Index_20_Link"><text:span text:style-name="T6"><text:tab/></text:span></text:a><text:a xlink:type="simple" xlink:href="#_Toc20306356" text:style-name="Index_20_Link" text:visited-style-name="Index_20_Link">Applications of Matrix Multiplication and Password Cracking using HPC-based CPU system</text:a><text:a xlink:type="simple" xlink:href="#_Toc20306356" text:style-name="Index_20_Link" text:visited-style-name="Index_20_Link"><text:span text:style-name="T5"><text:tab/>2</text:span></text:a></text:p>
          <text:p text:style-name="P4"><text:a xlink:type="simple" xlink:href="#_Toc20306357" text:style-name="Index_20_Link" text:visited-style-name="Index_20_Link">2.1</text:a><text:a xlink:type="simple" xlink:href="#_Toc20306357" text:style-name="Index_20_Link" text:visited-style-name="Index_20_Link"><text:span text:style-name="T6"><text:tab/></text:span></text:a><text:a xlink:type="simple" xlink:href="#_Toc20306357" text:style-name="Index_20_Link" text:visited-style-name="Index_20_Link">Single Thread Matrix Multiplication</text:a><text:a xlink:type="simple" xlink:href="#_Toc20306357" text:style-name="Index_20_Link" text:visited-style-name="Index_20_Link"><text:span text:style-name="T5"><text:tab/>2</text:span></text:a></text:p>
          <text:p text:style-name="P4"><text:a xlink:type="simple" xlink:href="#_Toc20306358" text:style-name="Index_20_Link" text:visited-style-name="Index_20_Link">2.2</text:a><text:a xlink:type="simple" xlink:href="#_Toc20306358" text:style-name="Index_20_Link" text:visited-style-name="Index_20_Link"><text:span text:style-name="T6"><text:tab/></text:span></text:a><text:a xlink:type="simple" xlink:href="#_Toc20306358" text:style-name="Index_20_Link" text:visited-style-name="Index_20_Link">Multithreaded Matrix Multiplication</text:a><text:a xlink:type="simple" xlink:href="#_Toc20306358" text:style-name="Index_20_Link" text:visited-style-name="Index_20_Link"><text:span text:style-name="T5"><text:tab/>3</text:span></text:a></text:p>
          <text:p text:style-name="P4"><text:a xlink:type="simple" xlink:href="#_Toc20306359" text:style-name="Index_20_Link" text:visited-style-name="Index_20_Link">2.3</text:a><text:a xlink:type="simple" xlink:href="#_Toc20306359" text:style-name="Index_20_Link" text:visited-style-name="Index_20_Link"><text:span text:style-name="T6"><text:tab/></text:span></text:a><text:a xlink:type="simple" xlink:href="#_Toc20306359" text:style-name="Index_20_Link" text:visited-style-name="Index_20_Link">Password cracking using POSIX Threads</text:a><text:a xlink:type="simple" xlink:href="#_Toc20306359" text:style-name="Index_20_Link" text:visited-style-name="Index_20_Link"><text:span text:style-name="T5"><text:tab/>3</text:span></text:a></text:p>
          <text:p text:style-name="P3"><text:a xlink:type="simple" xlink:href="#_Toc20306360" text:style-name="Index_20_Link" text:visited-style-name="Index_20_Link">3</text:a><text:a xlink:type="simple" xlink:href="#_Toc20306360" text:style-name="Index_20_Link" text:visited-style-name="Index_20_Link"><text:span text:style-name="T6"><text:tab/></text:span></text:a><text:a xlink:type="simple" xlink:href="#_Toc20306360" text:style-name="Index_20_Link" text:visited-style-name="Index_20_Link">Applications of Password Cracking and Image Blurring using HPC-based CUDA System</text:a><text:a xlink:type="simple" xlink:href="#_Toc20306360" text:style-name="Index_20_Link" text:visited-style-name="Index_20_Link"><text:span text:style-name="T5"><text:tab/>3</text:span></text:a></text:p>
          <text:p text:style-name="P4"><text:a xlink:type="simple" xlink:href="#_Toc20306361" text:style-name="Index_20_Link" text:visited-style-name="Index_20_Link">3.1</text:a><text:a xlink:type="simple" xlink:href="#_Toc20306361" text:style-name="Index_20_Link" text:visited-style-name="Index_20_Link"><text:span text:style-name="T6"><text:tab/></text:span></text:a><text:a xlink:type="simple" xlink:href="#_Toc20306361" text:style-name="Index_20_Link" text:visited-style-name="Index_20_Link">Password Cracking using CUDA</text:a><text:a xlink:type="simple" xlink:href="#_Toc20306361" text:style-name="Index_20_Link" text:visited-style-name="Index_20_Link"><text:span text:style-name="T5"><text:tab/>3</text:span></text:a></text:p>
          <text:p text:style-name="P4"><text:a xlink:type="simple" xlink:href="#_Toc20306362" text:style-name="Index_20_Link" text:visited-style-name="Index_20_Link">3.2</text:a><text:a xlink:type="simple" xlink:href="#_Toc20306362" text:style-name="Index_20_Link" text:visited-style-name="Index_20_Link"><text:span text:style-name="T6"><text:tab/></text:span></text:a><text:a xlink:type="simple" xlink:href="#_Toc20306362" text:style-name="Index_20_Link" text:visited-style-name="Index_20_Link">Image blur using multi dimension Gaussian matrices</text:a><text:a xlink:type="simple" xlink:href="#_Toc20306362" text:style-name="Index_20_Link" text:visited-style-name="Index_20_Link"><text:span text:style-name="T5"><text:tab/>3</text:span></text:a></text:p>
          <text:p text:style-name="Standard"/>
        </text:index-body>
      </text:table-of-content>
      <text:p text:style-name="P6"/>
      <text:p text:style-name="P6"/>
      <text:list xml:id="list1454874467" text:style-name="WWNum3">
        <text:list-item>
          <text:h text:style-name="P45" text:outline-level="1"><text:bookmark-start text:name="_Toc20306349"/><text:soft-page-break/>Parallel and Distributed Systems<text:bookmark-end text:name="_Toc20306349"/></text:h>
          <text:list>
            <text:list-item>
              <text:h text:style-name="P49" text:outline-level="2"><text:bookmark-start text:name="_Toc20306350"/>Answer of First Question<text:bookmark-end text:name="_Toc20306350"/></text:h>
            </text:list-item>
          </text:list>
        </text:list-item>
      </text:list>
      <text:p text:style-name="P21"><text:span text:style-name="T8"><text:tab/><text:tab/>A thread is a <text:s/>sequential flow of instructions within a program. It is also known as lightweight processes</text:span><text:span text:style-name="T9">. Threads can be scheduled accordingly to run in Operating system. In modern OS, <text:s/>tasks run concurrently splitting the tasks into smaller tasks and passing those tasks to a thread to run. Although the </text:span><text:span text:style-name="T10">threads have independent resource for executing processes and doesnot run parallelly, the rapid switch of threads by CPU gives an illusion that the threads are actually running parallelly. The primary use of thread is to obtain parallism which inreturn will improve </text:span><text:span text:style-name="T11">application’s</text:span><text:span text:style-name="T10"> performance. </text:span></text:p>
      <text:list xml:id="list155509617962222" text:continue-numbering="true" text:style-name="WWNum3">
        <text:list-item>
          <text:list>
            <text:list-item>
              <text:h text:style-name="P50" text:outline-level="2"><text:bookmark-start text:name="_Toc20306351"/>Answer of Second Ques<text:bookmark text:name="_GoBack"/>tion<text:bookmark-end text:name="_Toc20306351"/></text:h>
            </text:list-item>
          </text:list>
        </text:list-item>
      </text:list>
      <text:p text:style-name="P24"><text:tab/><text:span text:style-name="T12">Primitive: The resource are allocated for a limited amount of time. If the process exceeds the time slice it will be interupted by schedule. </text:span><text:span text:style-name="T13">The scheduler is incharge of how long the process runs.</text:span></text:p>
      <text:p text:style-name="P26"><text:s/><text:tab/>Co-operative: Unlike Primitive there is no scheduler in this scheduling policy. Each process is incharge of how long it runs for. The process holds the CPU until it gets terminated or reaches the waiting state.</text:p>
      <text:p text:style-name="P23"><text:span text:style-name="T13"><text:tab/> Primitive Scheduling is preferabale over Co-operative beacause it is more flexible </text:span><text:span text:style-name="T14">and</text:span><text:span text:style-name="T13"> CPU utilization is more efficient in primitiv</text:span><text:span text:style-name="T23">e </text:span><text:span text:style-name="T13">and all the processes will use CPU equally.</text:span></text:p>
      <text:list xml:id="list155510496415662" text:continue-numbering="true" text:style-name="WWNum3">
        <text:list-item>
          <text:list>
            <text:list-item>
              <text:h text:style-name="P49" text:outline-level="2"><text:bookmark-start text:name="_Toc20306352"/>Answer of Third Question<text:bookmark-end text:name="_Toc20306352"/></text:h>
            </text:list-item>
          </text:list>
        </text:list-item>
      </text:list>
      <text:p text:style-name="P27"><text:span text:style-name="T22"><text:tab/></text:span><text:span text:style-name="T24">I</text:span><text:span text:style-name="T22">n Centrallized systems, a</text:span>ll users are connected to a central network owner or "server" in a centralized structure. The central owner stores data that can be accessed by other users, and also user information. User profiles, user-generated content and more can include this user information. It is simple to set up a centralized system and it can be easily developed.But there's a significant downside to this scheme. The system no longer functions properly when the server crashes, and users are unable to access the data. Since a centralized system requires a central owner to connect all the other users and devices, the availability of the network depends on this owner. Add to that the obvious security issues that occur when one owner stores (and can access) user information. Add to that the obvious security issues that occur when one owner stores (and can access) user information.<text:span text:style-name="T22">So it is not the first choice in today’s organizations.</text:span></text:p>
      <text:p text:style-name="P25"><text:tab/>A distributed system doesn't have a single central owner. Users have equal access to data in a distributed system, while user rights can be allowed when required. The internet itself is the best example of a large, interconnected web.The distributed framework helps users to share the data's ownership. Hardware and software resources are often spread between users, which can increase device efficiency in some situations. A distributed system is safe against the individual failure of components, which can greatly increase its <text:soft-page-break/>uptime. Distributed systems are the obvious option for many organizations, with growing security, data storage, and privacy issues, and the constant need to enhance performance.</text:p>
      <text:list xml:id="list155511267869825" text:continue-numbering="true" text:style-name="WWNum3">
        <text:list-item>
          <text:list>
            <text:list-item>
              <text:h text:style-name="P49" text:outline-level="2"><text:bookmark-start text:name="_Toc20306353"/>Answer of Fourth Question<text:bookmark-end text:name="_Toc20306353"/></text:h>
            </text:list-item>
          </text:list>
        </text:list-item>
      </text:list>
      <text:p text:style-name="P22"><text:tab/><text:tab/><text:span text:style-name="T23">Transparency in Distributed system</text:span> refers to the characteristic that users view the communication system as a single entity rather than a set of autonomous systems in cooperation. Transparency is an essential aspect of distributed systems, as it makes running them more user-friendly, simpler or simply clear in the eyes of the user.</text:p>
      <text:list xml:id="list155510538458641" text:continue-numbering="true" text:style-name="WWNum3">
        <text:list-item>
          <text:list>
            <text:list-item>
              <text:h text:style-name="P49" text:outline-level="2"><text:bookmark-start text:name="_Toc20306354"/>Answer of Fifth Question<text:bookmark-end text:name="_Toc20306354"/></text:h>
            </text:list-item>
          </text:list>
        </text:list-item>
      </text:list>
      <text:p text:style-name="P5">Include your code using a text file in the submitted zipped file under name Task1.5</text:p>
      <text:list xml:id="list155509824521961" text:continue-numbering="true" text:style-name="WWNum3">
        <text:list-item>
          <text:list>
            <text:list-item>
              <text:h text:style-name="P49" text:outline-level="2"><text:bookmark-start text:name="_Toc20306355"/>Answer of Sixth Question<text:bookmark-end text:name="_Toc20306355"/> </text:h>
            </text:list-item>
          </text:list>
        </text:list-item>
        <text:list-item>
          <text:h text:style-name="P45" text:outline-level="1"><text:bookmark-start text:name="_Toc20306356"/>Applications of Matrix Multiplication and Password Cracking using HPC-based CPU system<text:bookmark-end text:name="_Toc20306356"/></text:h>
          <text:list>
            <text:list-item>
              <text:h text:style-name="P49" text:outline-level="2"><text:bookmark-start text:name="_Toc20306357"/>Single Thread Matrix Multiplication<text:bookmark-end text:name="_Toc20306357"/></text:h>
            </text:list-item>
          </text:list>
        </text:list-item>
      </text:list>
      <text:list xml:id="list3598966456" text:style-name="WWNum5">
        <text:list-item>
          <text:p text:style-name="P52">The analysis of the algorithm’s complexity. (1 mark)</text:p>
        </text:list-item>
        <text:list-item>
          <text:p text:style-name="P52">Suggest at least three different ways to speed up the matrix multiplication algorithm given here. (Pay special attention to the utilisation of cache memory to achieve the intended speed up). (1 marks)</text:p>
        </text:list-item>
      </text:list>
      <text:p text:style-name="P7">1. Matrix Multiplication using pthread <text:span text:style-name="T28">(multithreading)</text:span></text:p>
      <text:p text:style-name="P8">2. <text:span text:style-name="T28">using CUDA (threads and blocks)</text:span></text:p>
      <text:p text:style-name="P8">3. </text:p>
      <text:list xml:id="list155509924107797" text:continue-numbering="true" text:style-name="WWNum5">
        <text:list-item>
          <text:p text:style-name="P52">Write your improved algorithms as pseudo-codes using any editor. Also, provide reasoning as to why you think the suggested algorithm is an improvement over the given algorithm. (1 marks)</text:p>
        </text:list-item>
      </text:list>
      <text:p text:style-name="List_20_Paragraph"/>
      <text:p text:style-name="P13"><draw:custom-shape text:anchor-type="paragraph" draw:z-index="0" draw:name="Text Box 2" draw:style-name="gr1" draw:text-style-name="P71" svg:width="10.8335in" svg:height="0.2933in" svg:x="0.4661in" svg:y="-0.148in"><text:p text:style-name="Frame_20_contents"><text:span text:style-name="T7">Paste your algorithm’s pseudo code he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As we know that cuda is a parallel computing platform which allows developers to use GPU (Graphics Processing Unit) for processing also called GPGPU (General Purpose Computing on Graphich Processing Unit). A GPU is a special purpose processor that is designed primarily for running vast amounts of calculations. </text:span><text:span text:style-name="T29">As</text:span><text:span text:style-name="T28"> GPUs contain </text:span><text:span text:style-name="T29">high number</text:span><text:span text:style-name="T28"> of cores </text:span><text:span text:style-name="T29">than CPU which can accelerrate the pace of matrix multiplication.</text:span></text:p>
      <text:list xml:id="list155510449458708" text:continue-numbering="true" text:style-name="WWNum5">
        <text:list-item>
          <text:p text:style-name="P52"><text:soft-page-break/>Write a C program that implements matrix multiplication using both the loop as given above and the improved versions that you have written. (1marks)</text:p>
        </text:list-item>
      </text:list>
      <text:p text:style-name="List_20_Paragraph"/>
      <text:p text:style-name="P5">Include your code using a text file in the submitted zipped file under name Task2.1</text:p>
      <text:list xml:id="list155510782822139" text:continue-numbering="true" text:style-name="WWNum5">
        <text:list-item>
          <text:p text:style-name="P53">Measure the timing performance of these implemented algorithms. Record your observations. (Remember to use large values of <text:s text:c="3"/>N, M and P – the matrix dimensions when doing this task). (1 marks)</text:p>
        </text:list-item>
        <text:list-item>
          <text:p text:style-name="P53"/>
        </text:list-item>
      </text:list>
      <text:p text:style-name="P5">Insert a paragraph that hypothesises how long it would take to run the original and improved algorithms. Include your calculations.</text:p>
      <text:p text:style-name="P5">Explain your results of running time.</text:p>
      <text:list xml:id="list155510519134385" text:continue-list="list155509824521961" text:style-name="WWNum3">
        <text:list-item>
          <text:list>
            <text:list-item>
              <text:h text:style-name="P49" text:outline-level="2"><text:bookmark-start text:name="_Toc20306358"/>Multithreaded Matrix Multiplication<text:bookmark-end text:name="_Toc20306358"/></text:h>
            </text:list-item>
          </text:list>
        </text:list-item>
      </text:list>
      <text:list xml:id="list155509811031552" text:continue-list="list155510782822139" text:style-name="WWNum5">
        <text:list-item>
          <text:p text:style-name="P55">Include your code using a text file in the submitted zipped file under name Task2.2</text:p>
        </text:list-item>
        <text:list-item>
          <text:p text:style-name="P55">Insert a table that has columns containing running times for the original program and your multithread version. Mean running times should be included at the bottom of the columns.</text:p>
        </text:list-item>
      </text:list>
      <text:p text:style-name="P11"/>
      <table:table table:name="Table4" table:style-name="Table4">
        <table:table-column table:style-name="Table4.A"/>
        <table:table-column table:style-name="Table4.B"/>
        <table:table-column table:style-name="Table4.C"/>
        <table:table-row>
          <table:table-cell table:style-name="Table4.A1" office:value-type="string">
            <text:p text:style-name="P69">S.N.</text:p>
          </table:table-cell>
          <table:table-cell table:style-name="Table4.A1" office:value-type="string">
            <text:p text:style-name="P68"><text:s/><text:span text:style-name="T35">Thread No.</text:span></text:p>
          </table:table-cell>
          <table:table-cell table:style-name="Table4.A1" office:value-type="string">
            <text:p text:style-name="P69">Time</text:p>
          </table:table-cell>
        </table:table-row>
        <table:table-row>
          <table:table-cell table:style-name="Table4.A1" office:value-type="string">
            <text:p text:style-name="P65">1</text:p>
          </table:table-cell>
          <table:table-cell table:style-name="Table4.A1" office:value-type="string">
            <text:p text:style-name="P66">10</text:p>
          </table:table-cell>
          <table:table-cell table:style-name="Table4.A1" office:value-type="string">
            <text:p text:style-name="Table_20_Contents">0.001947174</text:p>
          </table:table-cell>
        </table:table-row>
        <table:table-row>
          <table:table-cell table:style-name="Table4.A1" office:value-type="string">
            <text:p text:style-name="P65">2</text:p>
          </table:table-cell>
          <table:table-cell table:style-name="Table4.A1" office:value-type="string">
            <text:p text:style-name="Table_20_Contents">11</text:p>
          </table:table-cell>
          <table:table-cell table:style-name="Table4.A1" office:value-type="string">
            <text:p text:style-name="Table_20_Contents">0.000688470</text:p>
          </table:table-cell>
        </table:table-row>
        <table:table-row>
          <table:table-cell table:style-name="Table4.A1" office:value-type="string">
            <text:p text:style-name="P65">3</text:p>
          </table:table-cell>
          <table:table-cell table:style-name="Table4.A1" office:value-type="string">
            <text:p text:style-name="Table_20_Contents">12</text:p>
          </table:table-cell>
          <table:table-cell table:style-name="Table4.A1" office:value-type="string">
            <text:p text:style-name="Table_20_Contents">0.00247307</text:p>
          </table:table-cell>
        </table:table-row>
        <table:table-row>
          <table:table-cell table:style-name="Table4.A1" office:value-type="string">
            <text:p text:style-name="P65">4</text:p>
          </table:table-cell>
          <table:table-cell table:style-name="Table4.A1" office:value-type="string">
            <text:p text:style-name="Table_20_Contents">2</text:p>
          </table:table-cell>
          <table:table-cell table:style-name="Table4.A1" office:value-type="string">
            <text:p text:style-name="Table_20_Contents">0.000962324</text:p>
          </table:table-cell>
        </table:table-row>
        <table:table-row>
          <table:table-cell table:style-name="Table4.A1" office:value-type="string">
            <text:p text:style-name="P65">5</text:p>
          </table:table-cell>
          <table:table-cell table:style-name="Table4.A1" office:value-type="string">
            <text:p text:style-name="Table_20_Contents">3</text:p>
          </table:table-cell>
          <table:table-cell table:style-name="Table4.A1" office:value-type="string">
            <text:p text:style-name="Table_20_Contents">0.000994450</text:p>
          </table:table-cell>
        </table:table-row>
        <table:table-row>
          <table:table-cell table:style-name="Table4.A1" office:value-type="string">
            <text:p text:style-name="P65">6</text:p>
          </table:table-cell>
          <table:table-cell table:style-name="Table4.A1" office:value-type="string">
            <text:p text:style-name="Table_20_Contents">4</text:p>
          </table:table-cell>
          <table:table-cell table:style-name="Table4.A1" office:value-type="string">
            <text:p text:style-name="Table_20_Contents">0.001222648</text:p>
          </table:table-cell>
        </table:table-row>
        <table:table-row>
          <table:table-cell table:style-name="Table4.A1" office:value-type="string">
            <text:p text:style-name="P65">7</text:p>
          </table:table-cell>
          <table:table-cell table:style-name="Table4.A1" office:value-type="string">
            <text:p text:style-name="Table_20_Contents">5</text:p>
          </table:table-cell>
          <table:table-cell table:style-name="Table4.A1" office:value-type="string">
            <text:p text:style-name="Table_20_Contents">0.001139255</text:p>
          </table:table-cell>
        </table:table-row>
        <table:table-row>
          <table:table-cell table:style-name="Table4.A1" office:value-type="string">
            <text:p text:style-name="P65">8</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65">9</text:p>
          </table:table-cell>
          <table:table-cell table:style-name="Table4.A1" office:value-type="string">
            <text:p text:style-name="Table_20_Contents"/>
          </table:table-cell>
          <table:table-cell table:style-name="Table4.A1" office:value-type="string">
            <text:p text:style-name="Table_20_Contents"/>
          </table:table-cell>
        </table:table-row>
        <text:soft-page-break/>
        <table:table-row>
          <table:table-cell table:style-name="Table4.A1" office:value-type="string">
            <text:p text:style-name="P65">10</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65">Average</text:p>
          </table:table-cell>
          <table:table-cell table:style-name="Table4.A1" office:value-type="string">
            <text:p text:style-name="Table_20_Contents"/>
          </table:table-cell>
          <table:table-cell table:style-name="Table4.A1" office:value-type="string">
            <text:p text:style-name="Table_20_Contents"/>
          </table:table-cell>
        </table:table-row>
      </table:table>
      <text:p text:style-name="P11"/>
      <text:list xml:id="list155509795797212" text:continue-numbering="true" text:style-name="WWNum5">
        <text:list-item>
          <text:p text:style-name="P55">Insert an explanation of the results presented in the above table.</text:p>
        </text:list-item>
      </text:list>
      <text:list xml:id="list155510354793167" text:continue-list="list155510519134385" text:style-name="WWNum3">
        <text:list-item>
          <text:list>
            <text:list-item>
              <text:h text:style-name="P51" text:outline-level="2"><text:bookmark-start text:name="_Toc20306359"/>Password cracking using POSIX Threads<text:bookmark-end text:name="_Toc20306359"/></text:h>
            </text:list-item>
          </text:list>
        </text:list-item>
      </text:list>
      <text:list xml:id="list155510266373853" text:continue-list="list155509795797212" text:style-name="WWNum5">
        <text:list-item>
          <text:p text:style-name="P55">Insert a table of 10 running times and the mean running time.</text:p>
        </text:list-item>
      </text:list>
      <table:table table:name="Table1" table:style-name="Table1">
        <table:table-column table:style-name="Table1.A"/>
        <table:table-column table:style-name="Table1.B"/>
        <table:table-row>
          <table:table-cell table:style-name="Table1.A1" office:value-type="string">
            <text:p text:style-name="P31">S/N</text:p>
          </table:table-cell>
          <table:table-cell table:style-name="Table1.A1" office:value-type="string">
            <text:p text:style-name="P34">Time (Seconds)</text:p>
          </table:table-cell>
        </table:table-row>
        <table:table-row>
          <table:table-cell table:style-name="Table1.A1" office:value-type="string">
            <text:p text:style-name="P28">1</text:p>
          </table:table-cell>
          <table:table-cell table:style-name="Table1.A1" office:value-type="string">
            <text:p text:style-name="P16">149.138308341</text:p>
          </table:table-cell>
        </table:table-row>
        <table:table-row>
          <table:table-cell table:style-name="Table1.A1" office:value-type="string">
            <text:p text:style-name="P28">2</text:p>
          </table:table-cell>
          <table:table-cell table:style-name="Table1.A1" office:value-type="string">
            <text:p text:style-name="P16">149.097023986</text:p>
          </table:table-cell>
        </table:table-row>
        <table:table-row>
          <table:table-cell table:style-name="Table1.A1" office:value-type="string">
            <text:p text:style-name="P28">3</text:p>
          </table:table-cell>
          <table:table-cell table:style-name="Table1.A1" office:value-type="string">
            <text:p text:style-name="P16">149.077204793</text:p>
          </table:table-cell>
        </table:table-row>
        <table:table-row>
          <table:table-cell table:style-name="Table1.A1" office:value-type="string">
            <text:p text:style-name="P28">4</text:p>
          </table:table-cell>
          <table:table-cell table:style-name="Table1.A1" office:value-type="string">
            <text:p text:style-name="P16">149.055602854</text:p>
          </table:table-cell>
        </table:table-row>
        <table:table-row>
          <table:table-cell table:style-name="Table1.A1" office:value-type="string">
            <text:p text:style-name="P28">5</text:p>
          </table:table-cell>
          <table:table-cell table:style-name="Table1.A1" office:value-type="string">
            <text:p text:style-name="P16">149.058153123</text:p>
          </table:table-cell>
        </table:table-row>
        <table:table-row>
          <table:table-cell table:style-name="Table1.A1" office:value-type="string">
            <text:p text:style-name="P28">6</text:p>
          </table:table-cell>
          <table:table-cell table:style-name="Table1.A1" office:value-type="string">
            <text:p text:style-name="P16">149.082938051</text:p>
          </table:table-cell>
        </table:table-row>
        <table:table-row>
          <table:table-cell table:style-name="Table1.A1" office:value-type="string">
            <text:p text:style-name="P28">7</text:p>
          </table:table-cell>
          <table:table-cell table:style-name="Table1.A1" office:value-type="string">
            <text:p text:style-name="P16">149.093262554</text:p>
          </table:table-cell>
        </table:table-row>
        <table:table-row>
          <table:table-cell table:style-name="Table1.A1" office:value-type="string">
            <text:p text:style-name="P28">8</text:p>
          </table:table-cell>
          <table:table-cell table:style-name="Table1.A1" office:value-type="string">
            <text:p text:style-name="P16">149.325918844</text:p>
          </table:table-cell>
        </table:table-row>
        <table:table-row>
          <table:table-cell table:style-name="Table1.A1" office:value-type="string">
            <text:p text:style-name="P28">9</text:p>
          </table:table-cell>
          <table:table-cell table:style-name="Table1.A1" office:value-type="string">
            <text:p text:style-name="P16">150.859912914</text:p>
          </table:table-cell>
        </table:table-row>
        <table:table-row>
          <table:table-cell table:style-name="Table1.A1" office:value-type="string">
            <text:p text:style-name="P28">10</text:p>
          </table:table-cell>
          <table:table-cell table:style-name="Table1.A1" office:value-type="string">
            <text:p text:style-name="P16">150.254406793</text:p>
          </table:table-cell>
        </table:table-row>
        <table:table-row>
          <table:table-cell table:style-name="Table1.A1" office:value-type="string">
            <text:p text:style-name="P28">Average</text:p>
          </table:table-cell>
          <table:table-cell table:style-name="Table1.A1" office:value-type="string">
            <text:p text:style-name="P18">149.4042732253</text:p>
          </table:table-cell>
        </table:table-row>
      </table:table>
      <text:p text:style-name="P11"/>
      <text:p text:style-name="P39"><text:span text:style-name="T15"><text:tab/></text:span><text:span text:style-name="T17">Three loops were used in the two initial and two digit program. Two consecutive loops to find two initials from A-Z and the third loop, which is between 0-99, to find two digits. The loop to control a single initial run for 26 times and the loop to handle digits run for 100 times during execution. The running time was found to be </text:span><text:span text:style-name="T16">149.4042732253 </text:span><text:span text:style-name="T17">seconds on average.</text:span></text:p>
      <text:p text:style-name="P59"><text:soft-page-break/></text:p>
      <text:list xml:id="list155510334151506" text:continue-numbering="true" text:style-name="WWNum5">
        <text:list-item>
          <text:p text:style-name="P56">Insert a paragraph that hypothesises how long it would take to run if the number of initials were to be increased to 3. Include your calculations.</text:p>
        </text:list-item>
      </text:list>
      <text:p text:style-name="P41"><text:span text:style-name="T19"><text:tab/>T</text:span><text:span text:style-name="T18">heoretically</text:span><text:span text:style-name="T17">, we will need an additional loop for three initial programs to determine an extra letter </text:span><text:span text:style-name="T18">from</text:span><text:span text:style-name="T17"> A-Z, meaning that the program will be in </text:span><text:span text:style-name="T18">action</text:span><text:span text:style-name="T17"> for a further 26 times. </text:span><text:span text:style-name="T18">I.e.</text:span></text:p>
      <text:p text:style-name="P40">149.4042732253*26 = 3884.5111038578</text:p>
      <text:p text:style-name="P42"><text:span text:style-name="T17">Therefore, my assumption is twenty-six times more than that of two initial two digit programs to run the three initial program </text:span><text:span text:style-name="T21">which is about 3884 seconds.</text:span></text:p>
      <text:p text:style-name="P10"/>
      <text:p text:style-name="P9"/>
      <text:list xml:id="list155510830258905" text:continue-numbering="true" text:style-name="WWNum5">
        <text:list-item>
          <text:p text:style-name="P57">Explain your results of running your 3 initial password cracker with relation to your earlier hypothesis.</text:p>
        </text:list-item>
      </text:list>
      <text:p text:style-name="P58"/>
      <text:p text:style-name="P43"><text:tab/><text:span text:style-name="T25">Furthermore, </text:span><text:span text:style-name="T26">we ran</text:span><text:span text:style-name="T25"> 3 initial password cracker </text:span><text:span text:style-name="T26">prgram for 10 times to find all possible characters and letter with their encrypted password. After the result </text:span><text:span text:style-name="T27">from </text:span><text:span text:style-name="T32">running </text:span><text:span text:style-name="T27">program simultaneosly </text:span><text:span text:style-name="T32">for 10 times</text:span><text:span text:style-name="T27"> using mr.py, </text:span><text:span text:style-name="T26">we came to </text:span><text:span text:style-name="T27">the </text:span><text:span text:style-name="T26">conclusion that the average mean </text:span><text:span text:style-name="T27">is </text:span><text:span text:style-name="T32">3945.5975206771 </text:span><text:span text:style-name="T27">which is close to my assumption that I mentioned above. Hence, we can say that by modifying from 2 initial and 2 number to 3 initial and 3 digit, the time complexity is multiplied by 26 times.</text:span></text:p>
      <text:p text:style-name="P43"/>
      <text:p text:style-name="P43"/>
      <text:p text:style-name="P44"/>
      <table:table table:name="Table3" table:style-name="Table3">
        <table:table-column table:style-name="Table3.A"/>
        <table:table-column table:style-name="Table3.B"/>
        <table:table-column table:style-name="Table3.C"/>
        <table:table-row>
          <table:table-cell table:style-name="Table3.A1" office:value-type="string">
            <text:p text:style-name="P33">S/N</text:p>
          </table:table-cell>
          <table:table-cell table:style-name="Table3.A1" office:value-type="string">
            <text:p text:style-name="P38"><text:span text:style-name="T31">Two initial </text:span><text:span text:style-name="T30">Time (</text:span><text:span text:style-name="T31">sec</text:span><text:span text:style-name="T30">)</text:span></text:p>
          </table:table-cell>
          <table:table-cell table:style-name="Table3.A1" office:value-type="string">
            <text:p text:style-name="P37">Three Initial Time (sec)</text:p>
          </table:table-cell>
        </table:table-row>
        <table:table-row>
          <table:table-cell table:style-name="Table3.A1" office:value-type="string">
            <text:p text:style-name="P30">1</text:p>
          </table:table-cell>
          <table:table-cell table:style-name="Table3.A1" office:value-type="string">
            <text:p text:style-name="P19">149.138308341</text:p>
          </table:table-cell>
          <table:table-cell table:style-name="Table3.A1" office:value-type="string">
            <text:p text:style-name="P19">3886.130742038</text:p>
          </table:table-cell>
        </table:table-row>
        <table:table-row>
          <table:table-cell table:style-name="Table3.A1" office:value-type="string">
            <text:p text:style-name="P30">2</text:p>
          </table:table-cell>
          <table:table-cell table:style-name="Table3.A1" office:value-type="string">
            <text:p text:style-name="P19">149.097023986</text:p>
          </table:table-cell>
          <table:table-cell table:style-name="Table3.A1" office:value-type="string">
            <text:p text:style-name="P19">3885.762214085</text:p>
          </table:table-cell>
        </table:table-row>
        <table:table-row>
          <table:table-cell table:style-name="Table3.A1" office:value-type="string">
            <text:p text:style-name="P30">3</text:p>
          </table:table-cell>
          <table:table-cell table:style-name="Table3.A1" office:value-type="string">
            <text:p text:style-name="P19">149.077204793</text:p>
          </table:table-cell>
          <table:table-cell table:style-name="Table3.A1" office:value-type="string">
            <text:p text:style-name="P19">3884.963567765</text:p>
          </table:table-cell>
        </table:table-row>
        <table:table-row>
          <table:table-cell table:style-name="Table3.A1" office:value-type="string">
            <text:p text:style-name="P30">4</text:p>
          </table:table-cell>
          <table:table-cell table:style-name="Table3.A1" office:value-type="string">
            <text:p text:style-name="P19">149.055602854</text:p>
          </table:table-cell>
          <table:table-cell table:style-name="Table3.A1" office:value-type="string">
            <text:p text:style-name="P19">3890.230499832</text:p>
          </table:table-cell>
        </table:table-row>
        <table:table-row>
          <table:table-cell table:style-name="Table3.A1" office:value-type="string">
            <text:p text:style-name="P30">5</text:p>
          </table:table-cell>
          <table:table-cell table:style-name="Table3.A1" office:value-type="string">
            <text:p text:style-name="P19">149.058153123</text:p>
          </table:table-cell>
          <table:table-cell table:style-name="Table3.A1" office:value-type="string">
            <text:p text:style-name="P19">3898.182857196</text:p>
          </table:table-cell>
        </table:table-row>
        <table:table-row>
          <table:table-cell table:style-name="Table3.A1" office:value-type="string">
            <text:p text:style-name="P30">6</text:p>
          </table:table-cell>
          <table:table-cell table:style-name="Table3.A1" office:value-type="string">
            <text:p text:style-name="P19">149.082938051</text:p>
          </table:table-cell>
          <table:table-cell table:style-name="Table3.A1" office:value-type="string">
            <text:p text:style-name="P19">3899.108616056</text:p>
          </table:table-cell>
        </table:table-row>
        <text:soft-page-break/>
        <table:table-row>
          <table:table-cell table:style-name="Table3.A1" office:value-type="string">
            <text:p text:style-name="P30">7</text:p>
          </table:table-cell>
          <table:table-cell table:style-name="Table3.A1" office:value-type="string">
            <text:p text:style-name="P19">149.093262554</text:p>
          </table:table-cell>
          <table:table-cell table:style-name="Table3.A1" office:value-type="string">
            <text:p text:style-name="P19">3899.838950239</text:p>
          </table:table-cell>
        </table:table-row>
        <table:table-row>
          <table:table-cell table:style-name="Table3.A1" office:value-type="string">
            <text:p text:style-name="P30">8</text:p>
          </table:table-cell>
          <table:table-cell table:style-name="Table3.A1" office:value-type="string">
            <text:p text:style-name="P19">149.325918844</text:p>
          </table:table-cell>
          <table:table-cell table:style-name="Table3.A1" office:value-type="string">
            <text:p text:style-name="P19">4289.285844309</text:p>
          </table:table-cell>
        </table:table-row>
        <table:table-row>
          <table:table-cell table:style-name="Table3.A1" office:value-type="string">
            <text:p text:style-name="P30">9</text:p>
          </table:table-cell>
          <table:table-cell table:style-name="Table3.A1" office:value-type="string">
            <text:p text:style-name="P19">150.859912914</text:p>
          </table:table-cell>
          <table:table-cell table:style-name="Table3.A1" office:value-type="string">
            <text:p text:style-name="P19">3903.490184681</text:p>
          </table:table-cell>
        </table:table-row>
        <table:table-row>
          <table:table-cell table:style-name="Table3.A1" office:value-type="string">
            <text:p text:style-name="P30">10</text:p>
          </table:table-cell>
          <table:table-cell table:style-name="Table3.A1" office:value-type="string">
            <text:p text:style-name="P19">150.254406793</text:p>
          </table:table-cell>
          <table:table-cell table:style-name="Table3.A1" office:value-type="string">
            <text:p text:style-name="P20">4018.981196783</text:p>
          </table:table-cell>
        </table:table-row>
        <table:table-row>
          <table:table-cell table:style-name="Table3.A1" office:value-type="string">
            <text:p text:style-name="P30">Average</text:p>
          </table:table-cell>
          <table:table-cell table:style-name="Table3.A1" office:value-type="string">
            <text:p text:style-name="P19">149.4042732253</text:p>
          </table:table-cell>
          <table:table-cell table:style-name="Table3.A1" office:value-type="string">
            <text:p text:style-name="P60">3945.5975206771</text:p>
          </table:table-cell>
        </table:table-row>
      </table:table>
      <text:p text:style-name="P15"/>
      <text:p text:style-name="P14"/>
      <text:list xml:id="list155511330057645" text:continue-numbering="true" text:style-name="WWNum5">
        <text:list-item>
          <text:p text:style-name="P55">Write a paragraph that compares the original results with those of your multithread password cracker.</text:p>
        </text:list-item>
      </text:list>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32">S/N</text:p>
          </table:table-cell>
          <table:table-cell table:style-name="Table2.A1" office:value-type="string">
            <text:p text:style-name="P35">Time (<text:span text:style-name="T20">in sec</text:span>)</text:p>
          </table:table-cell>
          <table:table-cell table:style-name="Table2.A1" office:value-type="string">
            <text:p text:style-name="P36">Multithread Time (in sec)</text:p>
          </table:table-cell>
        </table:table-row>
        <table:table-row>
          <table:table-cell table:style-name="Table2.A1" office:value-type="string">
            <text:p text:style-name="P29">1</text:p>
          </table:table-cell>
          <table:table-cell table:style-name="Table2.A1" office:value-type="string">
            <text:p text:style-name="P17">149.138308341</text:p>
          </table:table-cell>
          <table:table-cell table:style-name="Table2.A1" office:value-type="string">
            <text:p text:style-name="P17">137.036542377</text:p>
          </table:table-cell>
        </table:table-row>
        <table:table-row>
          <table:table-cell table:style-name="Table2.A1" office:value-type="string">
            <text:p text:style-name="P29">2</text:p>
          </table:table-cell>
          <table:table-cell table:style-name="Table2.A1" office:value-type="string">
            <text:p text:style-name="P17">149.097023986</text:p>
          </table:table-cell>
          <table:table-cell table:style-name="Table2.A1" office:value-type="string">
            <text:p text:style-name="P17">133.02496808</text:p>
          </table:table-cell>
        </table:table-row>
        <table:table-row>
          <table:table-cell table:style-name="Table2.A1" office:value-type="string">
            <text:p text:style-name="P29">3</text:p>
          </table:table-cell>
          <table:table-cell table:style-name="Table2.A1" office:value-type="string">
            <text:p text:style-name="P17">149.077204793</text:p>
          </table:table-cell>
          <table:table-cell table:style-name="Table2.A1" office:value-type="string">
            <text:p text:style-name="P17">136.082211824</text:p>
          </table:table-cell>
        </table:table-row>
        <table:table-row>
          <table:table-cell table:style-name="Table2.A1" office:value-type="string">
            <text:p text:style-name="P29">4</text:p>
          </table:table-cell>
          <table:table-cell table:style-name="Table2.A1" office:value-type="string">
            <text:p text:style-name="P17">149.055602854</text:p>
          </table:table-cell>
          <table:table-cell table:style-name="Table2.A1" office:value-type="string">
            <text:p text:style-name="P17">138.173418113</text:p>
          </table:table-cell>
        </table:table-row>
        <table:table-row>
          <table:table-cell table:style-name="Table2.A1" office:value-type="string">
            <text:p text:style-name="P29">5</text:p>
          </table:table-cell>
          <table:table-cell table:style-name="Table2.A1" office:value-type="string">
            <text:p text:style-name="P17">149.058153123</text:p>
          </table:table-cell>
          <table:table-cell table:style-name="Table2.A1" office:value-type="string">
            <text:p text:style-name="P17">128.799097555</text:p>
          </table:table-cell>
        </table:table-row>
        <table:table-row>
          <table:table-cell table:style-name="Table2.A1" office:value-type="string">
            <text:p text:style-name="P29">6</text:p>
          </table:table-cell>
          <table:table-cell table:style-name="Table2.A1" office:value-type="string">
            <text:p text:style-name="P17">149.082938051</text:p>
          </table:table-cell>
          <table:table-cell table:style-name="Table2.A1" office:value-type="string">
            <text:p text:style-name="P17">119.31602614</text:p>
          </table:table-cell>
        </table:table-row>
        <table:table-row>
          <table:table-cell table:style-name="Table2.A1" office:value-type="string">
            <text:p text:style-name="P29">7</text:p>
          </table:table-cell>
          <table:table-cell table:style-name="Table2.A1" office:value-type="string">
            <text:p text:style-name="P17">149.093262554</text:p>
          </table:table-cell>
          <table:table-cell table:style-name="Table2.A1" office:value-type="string">
            <text:p text:style-name="P17">134.119611427</text:p>
          </table:table-cell>
        </table:table-row>
        <table:table-row>
          <table:table-cell table:style-name="Table2.A1" office:value-type="string">
            <text:p text:style-name="P29">8</text:p>
          </table:table-cell>
          <table:table-cell table:style-name="Table2.A1" office:value-type="string">
            <text:p text:style-name="P17">149.325918844</text:p>
          </table:table-cell>
          <table:table-cell table:style-name="Table2.A1" office:value-type="string">
            <text:p text:style-name="P17">133.807601928</text:p>
          </table:table-cell>
        </table:table-row>
        <table:table-row>
          <table:table-cell table:style-name="Table2.A1" office:value-type="string">
            <text:p text:style-name="P29">9</text:p>
          </table:table-cell>
          <table:table-cell table:style-name="Table2.A1" office:value-type="string">
            <text:p text:style-name="P17">150.859912914</text:p>
          </table:table-cell>
          <table:table-cell table:style-name="Table2.A1" office:value-type="string">
            <text:p text:style-name="P17">133.418797881</text:p>
          </table:table-cell>
        </table:table-row>
        <table:table-row>
          <table:table-cell table:style-name="Table2.A1" office:value-type="string">
            <text:p text:style-name="P29">10</text:p>
          </table:table-cell>
          <table:table-cell table:style-name="Table2.A1" office:value-type="string">
            <text:p text:style-name="P17">150.254406793</text:p>
          </table:table-cell>
          <table:table-cell table:style-name="Table2.A1" office:value-type="string">
            <text:p text:style-name="P17">135.576071623</text:p>
          </table:table-cell>
        </table:table-row>
        <text:soft-page-break/>
        <table:table-row>
          <table:table-cell table:style-name="Table2.A1" office:value-type="string">
            <text:p text:style-name="P29">Average</text:p>
          </table:table-cell>
          <table:table-cell table:style-name="Table2.A1" office:value-type="string">
            <text:p text:style-name="P17">149.4042732253</text:p>
          </table:table-cell>
          <table:table-cell table:style-name="Table2.A1" office:value-type="string">
            <text:p text:style-name="P17">132.9354346948</text:p>
          </table:table-cell>
        </table:table-row>
      </table:table>
      <text:h text:style-name="P47" text:outline-level="1" text:is-list-header="true"/>
      <text:p text:style-name="P63"><text:span text:style-name="T33"><text:tab/>From the result above </text:span><text:span text:style-name="T34">table time of single theread vs two thread has not much of a difference. It is because I used 2 thread in multi threading program. As we know multi threading is </text:span><text:span text:style-name="T10">the rapid switch of threads by CPU </text:span><text:span text:style-name="T34">which </text:span><text:span text:style-name="T10">gives an “illusion” that the threads are actually running parallelly. </text:span><text:span text:style-name="T34">So, the two threads is infact doesnot run parallelly. We can incraease the number of thread in the program to increase the speed of program.</text:span></text:p>
      <text:list xml:id="list155509787712097" text:continue-list="list155510354793167" text:style-name="WWNum3">
        <text:list-item>
          <text:h text:style-name="P46" text:outline-level="1"><text:bookmark-start text:name="_Toc20306360"/>Applications of Password Cracking and Image Blurring using HPC-based CUDA System<text:bookmark-end text:name="_Toc20306360"/></text:h>
          <text:list>
            <text:list-item>
              <text:h text:style-name="P49" text:outline-level="2"><text:bookmark-start text:name="_Toc20306361"/>Password Cracking using CUDA<text:bookmark-end text:name="_Toc20306361"/></text:h>
            </text:list-item>
          </text:list>
        </text:list-item>
      </text:list>
      <text:list xml:id="list155509603248131" text:continue-list="list155511330057645" text:style-name="WWNum5">
        <text:list-item>
          <text:p text:style-name="P55">Include your code using a text file in the submitted zipped file under name Task3.1</text:p>
        </text:list-item>
        <text:list-item>
          <text:p text:style-name="P55">Insert a table that shows running times for the original and CUDA versions.</text:p>
        </text:list-item>
      </text:list>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68">S/N</text:p>
          </table:table-cell>
          <table:table-cell table:style-name="Table5.A1" office:value-type="string">
            <text:p text:style-name="P70"><text:s/>Time without cuda to crack BA21 (sec)</text:p>
          </table:table-cell>
          <table:table-cell table:style-name="Table5.A1" office:value-type="string">
            <text:p text:style-name="P68">Time with cuda to crack ba21 (sec)</text:p>
          </table:table-cell>
        </table:table-row>
        <table:table-row>
          <table:table-cell table:style-name="Table5.A1" office:value-type="string">
            <text:p text:style-name="P67">1</text:p>
          </table:table-cell>
          <table:table-cell table:style-name="Table5.A1" office:value-type="string">
            <text:p text:style-name="Table_20_Contents">12.384766825</text:p>
          </table:table-cell>
          <table:table-cell table:style-name="Table5.A1" office:value-type="string">
            <text:p text:style-name="Table_20_Contents">0.148346851</text:p>
          </table:table-cell>
        </table:table-row>
        <table:table-row>
          <table:table-cell table:style-name="Table5.A1" office:value-type="string">
            <text:p text:style-name="Table_20_Contents">2</text:p>
          </table:table-cell>
          <table:table-cell table:style-name="Table5.A1" office:value-type="string">
            <text:p text:style-name="Table_20_Contents">12.418925290</text:p>
          </table:table-cell>
          <table:table-cell table:style-name="Table5.A1" office:value-type="string">
            <text:p text:style-name="Table_20_Contents">0.122854713</text:p>
          </table:table-cell>
        </table:table-row>
        <table:table-row>
          <table:table-cell table:style-name="Table5.A1" office:value-type="string">
            <text:p text:style-name="Table_20_Contents">3</text:p>
          </table:table-cell>
          <table:table-cell table:style-name="Table5.A1" office:value-type="string">
            <text:p text:style-name="Table_20_Contents">12.547038551</text:p>
          </table:table-cell>
          <table:table-cell table:style-name="Table5.A1" office:value-type="string">
            <text:p text:style-name="Table_20_Contents">0.128159610</text:p>
          </table:table-cell>
        </table:table-row>
        <table:table-row>
          <table:table-cell table:style-name="Table5.A1" office:value-type="string">
            <text:p text:style-name="Table_20_Contents">4</text:p>
          </table:table-cell>
          <table:table-cell table:style-name="Table5.A1" office:value-type="string">
            <text:p text:style-name="Table_20_Contents">12.469322964</text:p>
          </table:table-cell>
          <table:table-cell table:style-name="Table5.A1" office:value-type="string">
            <text:p text:style-name="Table_20_Contents">0.128762336</text:p>
          </table:table-cell>
        </table:table-row>
        <table:table-row>
          <table:table-cell table:style-name="Table5.A1" office:value-type="string">
            <text:p text:style-name="Table_20_Contents">5</text:p>
          </table:table-cell>
          <table:table-cell table:style-name="Table5.A1" office:value-type="string">
            <text:p text:style-name="Table_20_Contents">12.612499161</text:p>
          </table:table-cell>
          <table:table-cell table:style-name="Table5.A1" office:value-type="string">
            <text:p text:style-name="Table_20_Contents">0.117942453</text:p>
          </table:table-cell>
        </table:table-row>
        <table:table-row table:style-name="Table5.7">
          <table:table-cell table:style-name="Table5.A1" office:value-type="string">
            <text:p text:style-name="Table_20_Contents">6</text:p>
          </table:table-cell>
          <table:table-cell table:style-name="Table5.A1" office:value-type="string">
            <text:p text:style-name="Table_20_Contents">12.546723630</text:p>
          </table:table-cell>
          <table:table-cell table:style-name="Table5.A1" office:value-type="string">
            <text:p text:style-name="Table_20_Contents">0.112819187</text:p>
          </table:table-cell>
        </table:table-row>
        <table:table-row>
          <table:table-cell table:style-name="Table5.A1" office:value-type="string">
            <text:p text:style-name="Table_20_Contents">7</text:p>
          </table:table-cell>
          <table:table-cell table:style-name="Table5.A1" office:value-type="string">
            <text:p text:style-name="Table_20_Contents">12.453694188</text:p>
          </table:table-cell>
          <table:table-cell table:style-name="Table5.A1" office:value-type="string">
            <text:p text:style-name="Table_20_Contents">0.123211356</text:p>
          </table:table-cell>
        </table:table-row>
        <table:table-row>
          <table:table-cell table:style-name="Table5.A1" office:value-type="string">
            <text:p text:style-name="Table_20_Contents">8</text:p>
          </table:table-cell>
          <table:table-cell table:style-name="Table5.A1" office:value-type="string">
            <text:p text:style-name="Table_20_Contents">9.107012756</text:p>
          </table:table-cell>
          <table:table-cell table:style-name="Table5.A1" office:value-type="string">
            <text:p text:style-name="Table_20_Contents">0.118809459</text:p>
          </table:table-cell>
        </table:table-row>
        <text:soft-page-break/>
        <table:table-row>
          <table:table-cell table:style-name="Table5.A1" office:value-type="string">
            <text:p text:style-name="Table_20_Contents">9</text:p>
          </table:table-cell>
          <table:table-cell table:style-name="Table5.A1" office:value-type="string">
            <text:p text:style-name="Table_20_Contents">5.871707860</text:p>
          </table:table-cell>
          <table:table-cell table:style-name="Table5.A1" office:value-type="string">
            <text:p text:style-name="Table_20_Contents">0.117067303</text:p>
          </table:table-cell>
        </table:table-row>
        <table:table-row>
          <table:table-cell table:style-name="Table5.A1" office:value-type="string">
            <text:p text:style-name="Table_20_Contents">10</text:p>
          </table:table-cell>
          <table:table-cell table:style-name="Table5.A1" office:value-type="string">
            <text:p text:style-name="Table_20_Contents">5.868016617</text:p>
          </table:table-cell>
          <table:table-cell table:style-name="Table5.A1" office:value-type="string">
            <text:p text:style-name="Table_20_Contents">0.164028086</text:p>
          </table:table-cell>
        </table:table-row>
        <table:table-row>
          <table:table-cell table:style-name="Table5.A1" office:value-type="string">
            <text:p text:style-name="Table_20_Contents">Average</text:p>
          </table:table-cell>
          <table:table-cell table:style-name="Table5.A1" office:value-type="string">
            <text:p text:style-name="Table_20_Contents">10.8279707518</text:p>
          </table:table-cell>
          <table:table-cell table:style-name="Table5.A1" office:value-type="string">
            <text:p text:style-name="Table_20_Contents">0.1282001354</text:p>
          </table:table-cell>
        </table:table-row>
      </table:table>
      <text:p text:style-name="P11"/>
      <text:list xml:id="list155510861975762" text:continue-numbering="true" text:style-name="WWNum5">
        <text:list-item>
          <text:p text:style-name="P55">Write a short analysis of the results</text:p>
        </text:list-item>
      </text:list>
      <text:list xml:id="list155509964474927" text:continue-list="list155509787712097" text:style-name="WWNum3">
        <text:list-item>
          <text:list>
            <text:list-item>
              <text:h text:style-name="P49" text:outline-level="2"><text:bookmark-start text:name="_Toc20306362"/>Image blur using multi dimension Gaussian matrices<text:bookmark-end text:name="_Toc20306362"/></text:h>
            </text:list-item>
          </text:list>
        </text:list-item>
      </text:list>
      <text:list xml:id="list155511232656205" text:continue-list="list155510861975762" text:style-name="WWNum5">
        <text:list-item>
          <text:p text:style-name="P55">Include your code using a text file in the submitted zipped file under name Task3.2</text:p>
        </text:list-item>
        <text:list-item>
          <text:p text:style-name="P55">Insert a table that shows running times for the original and CUDA versions.</text:p>
        </text:list-item>
        <text:list-item>
          <text:p text:style-name="P55">Write a short analysis of the resul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9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4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9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4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9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4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11.6929in" fo:page-height="8.2681in" style:num-format="1" style:print-orientation="landscape" fo:margin-top="0.3937in" fo:margin-bottom="0.4925in" fo:margin-left="0.3937in" fo:margin-right="0.3937in" fo:border="none" fo:padding="0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6CS005 Portfolio, put your name and student number here<text:tab/> </text:span><text:span text:style-name="MT1"><text:page-number text:select-page="current">9</text:page-number></text:span></text:p>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ckley, Kevan A. (Dr)</meta:initial-creator>
    <meta:editing-cycles>29</meta:editing-cycles>
    <meta:print-date>2018-10-18T17:32:00</meta:print-date>
    <meta:creation-date>2018-10-18T16:42:00</meta:creation-date>
    <dc:date>2020-12-25T15:55:09.148393126</dc:date>
    <meta:editing-duration>P1DT3H20M41S</meta:editing-duration>
    <meta:generator>LibreOffice/6.4.4.2$Linux_X86_64 LibreOffice_project/40$Build-2</meta:generator>
    <meta:document-statistic meta:table-count="5" meta:image-count="0" meta:object-count="0" meta:page-count="9" meta:paragraph-count="234" meta:word-count="1671" meta:character-count="10349" meta:non-whitespace-character-count="8917"/>
    <meta:user-defined meta:name="AppVersion">14.0000</meta:user-defined>
    <meta:user-defined meta:name="Company">University of Wolver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